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620000000214C003E77A3CF8DF8.png" manifest:media-type="image/png"/>
  <manifest:file-entry manifest:full-path="Pictures/1000020100000031000000386BF7A4ECD1A5FE6B.png" manifest:media-type="image/png"/>
  <manifest:file-entry manifest:full-path="Pictures/100002010000021300000095D0862B0450D8F04C.png" manifest:media-type="image/png"/>
  <manifest:file-entry manifest:full-path="Pictures/100002010000002B0000002B419B9B36B96FE13D.png" manifest:media-type="image/png"/>
  <manifest:file-entry manifest:full-path="Pictures/10000201000000260000002CDC4D8690C883CFD8.png" manifest:media-type="image/png"/>
  <manifest:file-entry manifest:full-path="Pictures/1000020100000213000000956C03E3BD62BDD458.png" manifest:media-type="image/png"/>
  <manifest:file-entry manifest:full-path="Pictures/100002010000021300000095B6684620A19FF120.png" manifest:media-type="image/png"/>
  <manifest:file-entry manifest:full-path="Pictures/100002010000017A0000006A84AE76B611C7EB7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7.2049in" fo:margin-top="0in" fo:margin-bottom="0in" table:align="left"/>
    </style:style>
    <style:style style:name="EuropassCVPersonalInformation.A" style:family="table-column">
      <style:table-column-properties style:column-width="1.9681in"/>
    </style:style>
    <style:style style:name="EuropassCVPersonalInformation.B" style:family="table-column">
      <style:table-column-properties style:column-width="5.2368in"/>
    </style:style>
    <style:style style:name="EuropassCVPersonalInformation.1" style:family="table-row">
      <style:table-row-properties style:min-row-height="0.2361in" fo:keep-together="auto"/>
    </style:style>
    <style:style style:name="EuropassCVPersonalInformation.A1" style:family="table-cell">
      <style:table-cell-properties style:vertical-align="middle" fo:padding="0in" fo:border="none"/>
    </style:style>
    <style:style style:name="EuropassCVPersonalInformation.2" style:family="table-row">
      <style:table-row-properties style:row-height="0.1576in" fo:keep-together="auto"/>
    </style:style>
    <style:style style:name="EuropassCVPersonalInformation.A2" style:family="table-cell">
      <style:table-cell-properties fo:padding="0in" fo:border="none"/>
    </style:style>
    <style:style style:name="EuropassCVPersonalInformation.A3" style:family="table-cell">
      <style:table-cell-properties fo:padding="0in" fo:border="none"/>
    </style:style>
    <style:style style:name="EuropassCVPersonalInformation.B3" style:family="table-cell">
      <style:table-cell-properties style:vertical-align="" fo:background-color="transparent" fo:padding="0in" fo:border="none">
        <style:background-image/>
      </style:table-cell-properties>
    </style:style>
    <style:style style:name="EuropassCVPersonalInformation.A4" style:family="table-cell">
      <style:table-cell-properties fo:padding="0in" fo:border="none"/>
    </style:style>
    <style:style style:name="EuropassCVPersonalInformation.A5" style:family="table-cell">
      <style:table-cell-properties fo:padding="0in" fo:border="none"/>
    </style:style>
    <style:style style:name="EuropassCVPersonalInformation.6" style:family="table-row">
      <style:table-row-properties style:min-row-height="0.2757in" fo:keep-together="auto"/>
    </style:style>
    <style:style style:name="EuropassCVPersonalInformation.A6" style:family="table-cell">
      <style:table-cell-properties fo:padding="0in" fo:border="none"/>
    </style:style>
    <style:style style:name="EuropassCV_5f_OccupationalField" style:display-name="EuropassCV_OccupationalField" style:family="table">
      <style:table-properties style:width="7.2049in" fo:margin-top="0.1181in" fo:margin-bottom="0.1181in" table:align="left" fo:keep-with-next="auto"/>
    </style:style>
    <style:style style:name="EuropassCV_5f_OccupationalField.A" style:display-name="EuropassCV_OccupationalField.A" style:family="table-column">
      <style:table-column-properties style:column-width="1.9681in"/>
    </style:style>
    <style:style style:name="EuropassCV_5f_OccupationalField.B" style:display-name="EuropassCV_OccupationalField.B" style:family="table-column">
      <style:table-column-properties style:column-width="5.2368in"/>
    </style:style>
    <style:style style:name="EuropassCV_5f_OccupationalField.1" style:display-name="EuropassCV_OccupationalField.1" style:family="table-row">
      <style:table-row-properties style:min-row-height="0.2361in" fo:keep-together="auto"/>
    </style:style>
    <style:style style:name="EuropassCV_5f_OccupationalField.A1" style:display-name="EuropassCV_OccupationalField.A1" style:family="table-cell">
      <style:table-cell-properties style:vertical-align="top" fo:background-color="transparent" fo:padding="0in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7.2049in" fo:margin-top="0in" fo:margin-bottom="0in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1.9688in"/>
    </style:style>
    <style:style style:name="EuropassCV_5f_WorkExperienceTitle.B" style:display-name="EuropassCV_WorkExperienceTitle.B" style:family="table-column">
      <style:table-column-properties style:column-width="5.2361in"/>
    </style:style>
    <style:style style:name="EuropassCV_5f_WorkExperienceTitle.1" style:display-name="EuropassCV_WorkExperienceTitle.1" style:family="table-row">
      <style:table-row-properties style:min-row-height="0.1181in"/>
    </style:style>
    <style:style style:name="EuropassCV_5f_WorkExperienceTitle.A1" style:display-name="EuropassCV_WorkExperienceTitle.A1" style:family="table-cell">
      <style:table-cell-properties fo:padding="0in" fo:border="none"/>
    </style:style>
    <style:style style:name="EuropassCV_5f_WorkExperienceTitle.B1" style:display-name="EuropassCV_WorkExperienceTitle.B1" style:family="table-cell">
      <style:table-cell-properties style:vertical-align="bottom" fo:padding="0in" fo:border="none"/>
    </style:style>
    <style:style style:name="EuropassCV_5f_WorkExperience_5f_1" style:display-name="EuropassCV_WorkExperience_1" style:family="table">
      <style:table-properties style:width="7.2049in" fo:margin-left="0in" fo:margin-top="0.0042in" fo:margin-bottom="0.1181in" table:align="left"/>
    </style:style>
    <style:style style:name="EuropassCV_5f_WorkExperience_5f_1.A" style:display-name="EuropassCV_WorkExperience_1.A" style:family="table-column">
      <style:table-column-properties style:column-width="1.9681in"/>
    </style:style>
    <style:style style:name="EuropassCV_5f_WorkExperience_5f_1.B" style:display-name="EuropassCV_WorkExperience_1.B" style:family="table-column">
      <style:table-column-properties style:column-width="5.2368in"/>
    </style:style>
    <style:style style:name="EuropassCV_5f_WorkExperience_5f_1.1" style:display-name="EuropassCV_WorkExperience_1.1" style:family="table-row">
      <style:table-row-properties fo:keep-together="auto"/>
    </style:style>
    <style:style style:name="EuropassCV_5f_WorkExperience_5f_1.A1" style:display-name="EuropassCV_WorkExperience_1.A1" style:family="table-cell">
      <style:table-cell-properties fo:background-color="transparent" fo:padding="0in" fo:border="none">
        <style:background-image/>
      </style:table-cell-properties>
    </style:style>
    <style:style style:name="Tabelo1" style:family="table">
      <style:table-properties style:width="7.2049in" fo:margin-left="0in" fo:margin-top="0.0042in" fo:margin-bottom="0.1181in" table:align="left"/>
    </style:style>
    <style:style style:name="Tabelo1.A" style:family="table-column">
      <style:table-column-properties style:column-width="1.9681in"/>
    </style:style>
    <style:style style:name="Tabelo1.B" style:family="table-column">
      <style:table-column-properties style:column-width="5.2368in"/>
    </style:style>
    <style:style style:name="Tabelo1.1" style:family="table-row">
      <style:table-row-properties fo:keep-together="auto"/>
    </style:style>
    <style:style style:name="Tabelo1.A1" style:family="table-cell">
      <style:table-cell-properties fo:background-color="transparent" fo:padding="0in" fo:border="none">
        <style:background-image/>
      </style:table-cell-properties>
    </style:style>
    <style:style style:name="Tabelo2" style:family="table">
      <style:table-properties style:width="7.2049in" fo:margin-left="0in" fo:margin-top="0.0042in" fo:margin-bottom="0.1181in" table:align="left"/>
    </style:style>
    <style:style style:name="Tabelo2.A" style:family="table-column">
      <style:table-column-properties style:column-width="1.9681in"/>
    </style:style>
    <style:style style:name="Tabelo2.B" style:family="table-column">
      <style:table-column-properties style:column-width="5.2368in"/>
    </style:style>
    <style:style style:name="Tabelo2.1" style:family="table-row">
      <style:table-row-properties fo:keep-together="auto"/>
    </style:style>
    <style:style style:name="Tabelo2.A1" style:family="table-cell">
      <style:table-cell-properties fo:background-color="transparent" fo:padding="0in" fo:border="none">
        <style:background-image/>
      </style:table-cell-properties>
    </style:style>
    <style:style style:name="Tabelo3" style:family="table">
      <style:table-properties style:width="7.2049in" fo:margin-left="0in" fo:margin-top="0.0042in" fo:margin-bottom="0.1181in" table:align="left"/>
    </style:style>
    <style:style style:name="Tabelo3.A" style:family="table-column">
      <style:table-column-properties style:column-width="1.9681in"/>
    </style:style>
    <style:style style:name="Tabelo3.B" style:family="table-column">
      <style:table-column-properties style:column-width="5.2368in"/>
    </style:style>
    <style:style style:name="Tabelo3.1" style:family="table-row">
      <style:table-row-properties fo:keep-together="auto"/>
    </style:style>
    <style:style style:name="Tabelo3.A1" style:family="table-cell">
      <style:table-cell-properties fo:background-color="transparent" fo:padding="0in" fo:border="none">
        <style:background-image/>
      </style:table-cell-properties>
    </style:style>
    <style:style style:name="Tabelo4" style:family="table">
      <style:table-properties style:width="7.2049in" fo:margin-left="0in" fo:margin-top="0.0042in" fo:margin-bottom="0.1181in" table:align="left"/>
    </style:style>
    <style:style style:name="Tabelo4.A" style:family="table-column">
      <style:table-column-properties style:column-width="1.9681in"/>
    </style:style>
    <style:style style:name="Tabelo4.B" style:family="table-column">
      <style:table-column-properties style:column-width="5.2368in"/>
    </style:style>
    <style:style style:name="Tabelo4.1" style:family="table-row">
      <style:table-row-properties fo:keep-together="auto"/>
    </style:style>
    <style:style style:name="Tabelo4.A1" style:family="table-cell">
      <style:table-cell-properties fo:background-color="transparent" fo:padding="0in" fo:border="none">
        <style:background-image/>
      </style:table-cell-properties>
    </style:style>
    <style:style style:name="Tabelo5" style:family="table">
      <style:table-properties style:width="7.2049in" fo:margin-left="0in" fo:margin-top="0.0042in" fo:margin-bottom="0.1181in" table:align="left"/>
    </style:style>
    <style:style style:name="Tabelo5.A" style:family="table-column">
      <style:table-column-properties style:column-width="1.9681in"/>
    </style:style>
    <style:style style:name="Tabelo5.B" style:family="table-column">
      <style:table-column-properties style:column-width="5.2368in"/>
    </style:style>
    <style:style style:name="Tabelo5.1" style:family="table-row">
      <style:table-row-properties fo:keep-together="auto"/>
    </style:style>
    <style:style style:name="Tabelo5.A1" style:family="table-cell">
      <style:table-cell-properties fo:background-color="transparent" fo:padding="0in" fo:border="none">
        <style:background-image/>
      </style:table-cell-properties>
    </style:style>
    <style:style style:name="Tabelo5.4" style:family="table-row">
      <style:table-row-properties style:min-row-height="0.2361in" fo:keep-together="auto"/>
    </style:style>
    <style:style style:name="Tabelo5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elo6" style:family="table">
      <style:table-properties style:width="7.2049in" fo:margin-left="0in" fo:margin-top="0.0042in" fo:margin-bottom="0.1181in" table:align="left"/>
    </style:style>
    <style:style style:name="Tabelo6.A" style:family="table-column">
      <style:table-column-properties style:column-width="1.9681in"/>
    </style:style>
    <style:style style:name="Tabelo6.B" style:family="table-column">
      <style:table-column-properties style:column-width="5.2368in"/>
    </style:style>
    <style:style style:name="Tabelo6.1" style:family="table-row">
      <style:table-row-properties fo:keep-together="auto"/>
    </style:style>
    <style:style style:name="Tabelo6.A1" style:family="table-cell">
      <style:table-cell-properties fo:background-color="transparent" fo:padding="0in" fo:border="none">
        <style:background-image/>
      </style:table-cell-properties>
    </style:style>
    <style:style style:name="Tabelo6.4" style:family="table-row">
      <style:table-row-properties style:min-row-height="0.2361in" fo:keep-together="auto"/>
    </style:style>
    <style:style style:name="Tabelo6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elo7" style:family="table">
      <style:table-properties style:width="7.2049in" fo:margin-left="0in" fo:margin-top="0.0042in" fo:margin-bottom="0.1181in" table:align="left"/>
    </style:style>
    <style:style style:name="Tabelo7.A" style:family="table-column">
      <style:table-column-properties style:column-width="1.9681in"/>
    </style:style>
    <style:style style:name="Tabelo7.B" style:family="table-column">
      <style:table-column-properties style:column-width="5.2368in"/>
    </style:style>
    <style:style style:name="Tabelo7.1" style:family="table-row">
      <style:table-row-properties fo:keep-together="auto"/>
    </style:style>
    <style:style style:name="Tabelo7.A1" style:family="table-cell">
      <style:table-cell-properties fo:background-color="transparent" fo:padding="0in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7.2049in" fo:margin-top="0in" fo:margin-bottom="0in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1.9688in"/>
    </style:style>
    <style:style style:name="EuropassCV_5f_Education_26_TrainingTitle.B" style:display-name="EuropassCV_Education&amp;TrainingTitle.B" style:family="table-column">
      <style:table-column-properties style:column-width="5.2361in"/>
    </style:style>
    <style:style style:name="EuropassCV_5f_Education_26_TrainingTitle.1" style:display-name="EuropassCV_Education&amp;TrainingTitle.1" style:family="table-row">
      <style:table-row-properties style:min-row-height="0.1181in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in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7.2056in" fo:margin-top="0.0042in" fo:margin-bottom="0.1181in" table:align="margins"/>
    </style:style>
    <style:style style:name="EuropassCV_5f_Education_26_Training_5f_1.A" style:display-name="EuropassCV_Education&amp;Training_1.A" style:family="table-column">
      <style:table-column-properties style:column-width="1.9688in" style:rel-column-width="17905*"/>
    </style:style>
    <style:style style:name="EuropassCV_5f_Education_26_Training_5f_1.B" style:display-name="EuropassCV_Education&amp;Training_1.B" style:family="table-column">
      <style:table-column-properties style:column-width="4.3313in" style:rel-column-width="39393*"/>
    </style:style>
    <style:style style:name="EuropassCV_5f_Education_26_Training_5f_1.C" style:display-name="EuropassCV_Education&amp;Training_1.C" style:family="table-column">
      <style:table-column-properties style:column-width="0.9056in" style:rel-column-width="8237*"/>
    </style:style>
    <style:style style:name="EuropassCV_5f_Education_26_Training_5f_1.1" style:display-name="EuropassCV_Education&amp;Training_1.1" style:family="table-row">
      <style:table-row-properties fo:keep-together="auto"/>
    </style:style>
    <style:style style:name="EuropassCV_5f_Education_26_Training_5f_1.A1" style:display-name="EuropassCV_Education&amp;Training_1.A1" style:family="table-cell">
      <style:table-cell-properties fo:padding="0in" fo:border="none"/>
    </style:style>
    <style:style style:name="EuropassCV_5f_PersonalSkillsTitle" style:display-name="EuropassCV_PersonalSkillsTitle" style:family="table">
      <style:table-properties style:width="7.2049in" fo:margin-top="0in" fo:margin-bottom="0in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1.9688in"/>
    </style:style>
    <style:style style:name="EuropassCV_5f_PersonalSkillsTitle.B" style:display-name="EuropassCV_PersonalSkillsTitle.B" style:family="table-column">
      <style:table-column-properties style:column-width="5.2361in"/>
    </style:style>
    <style:style style:name="EuropassCV_5f_PersonalSkillsTitle.1" style:display-name="EuropassCV_PersonalSkillsTitle.1" style:family="table-row">
      <style:table-row-properties style:min-row-height="0.1181in"/>
    </style:style>
    <style:style style:name="EuropassCV_5f_PersonalSkillsTitle.A1" style:display-name="EuropassCV_PersonalSkillsTitle.A1" style:family="table-cell">
      <style:table-cell-properties fo:padding="0in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1" style:family="table">
      <style:table-properties style:width="7.2056in" fo:margin-top="0.0042in" fo:margin-bottom="0.1181in" table:align="margins" style:may-break-between-rows="true"/>
    </style:style>
    <style:style style:name="Table1.A" style:family="table-column">
      <style:table-column-properties style:column-width="1.9688in" style:rel-column-width="17905*"/>
    </style:style>
    <style:style style:name="Table1.B" style:family="table-column">
      <style:table-column-properties style:column-width="1.0722in" style:rel-column-width="9751*"/>
    </style:style>
    <style:style style:name="Table1.C" style:family="table-column">
      <style:table-column-properties style:column-width="1.0403in" style:rel-column-width="9461*"/>
    </style:style>
    <style:style style:name="Table1.D" style:family="table-column">
      <style:table-column-properties style:column-width="1.041in" style:rel-column-width="9467*"/>
    </style:style>
    <style:style style:name="Table1.E" style:family="table-column">
      <style:table-column-properties style:column-width="1.0417in" style:rel-column-width="9474*"/>
    </style:style>
    <style:style style:name="Table1.F" style:family="table-column">
      <style:table-column-properties style:column-width="1.0417in" style:rel-column-width="9477*"/>
    </style:style>
    <style:style style:name="Table1.1" style:family="table-row">
      <style:table-row-properties style:min-row-height="0.1771in" fo:keep-together="auto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0.2361in" fo:keep-together="auto"/>
    </style:style>
    <style:style style:name="Table1.B3" style:family="table-cell">
      <style:table-cell-properties style:vertical-align="middle" fo:background-color="transparent" fo:padding="0in" fo:border-left="none" fo:border-right="none" fo:border-top="1pt solid #c6c6c6" fo:border-bottom="1pt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in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in" fo:border-left="none" fo:border-right="none" fo:border-top="none" fo:border-bottom="1pt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in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1965in" fo:keep-together="auto"/>
    </style:style>
    <style:style style:name="Table1.A5" style:family="table-cell">
      <style:table-cell-properties style:vertical-align="middle" fo:padding="0in" fo:border="none"/>
    </style:style>
    <style:style style:name="Table1.B5" style:family="table-cell">
      <style:table-cell-properties style:vertical-align="middle" fo:padding="0in" fo:border-left="none" fo:border-right="none" fo:border-top="none" fo:border-bottom="0.5pt solid #c6c6c6"/>
    </style:style>
    <style:style style:name="Table1.C5" style:family="table-cell">
      <style:table-cell-properties style:vertical-align="middle" fo:padding="0in" fo:border-left="none" fo:border-right="none" fo:border-top="none" fo:border-bottom="0.5pt solid #c6c6c6"/>
    </style:style>
    <style:style style:name="Table1.D5" style:family="table-cell">
      <style:table-cell-properties style:vertical-align="middle" fo:padding="0in" fo:border-left="none" fo:border-right="none" fo:border-top="none" fo:border-bottom="0.5pt solid #c6c6c6"/>
    </style:style>
    <style:style style:name="Table1.E5" style:family="table-cell">
      <style:table-cell-properties style:vertical-align="middle" fo:padding="0in" fo:border-left="none" fo:border-right="none" fo:border-top="none" fo:border-bottom="0.5pt solid #c6c6c6"/>
    </style:style>
    <style:style style:name="Table1.F5" style:family="table-cell">
      <style:table-cell-properties style:vertical-align="middle" fo:padding="0in" fo:border-left="none" fo:border-right="none" fo:border-top="none" fo:border-bottom="0.5pt solid #c6c6c6"/>
    </style:style>
    <style:style style:name="Table1.A6" style:family="table-cell">
      <style:table-cell-properties style:vertical-align="middle" fo:padding="0in" fo:border="none"/>
    </style:style>
    <style:style style:name="Table1.B6" style:family="table-cell">
      <style:table-cell-properties style:vertical-align="middle" fo:padding="0in" fo:border-left="none" fo:border-right="none" fo:border-top="none" fo:border-bottom="0.5pt solid #c6c6c6"/>
    </style:style>
    <style:style style:name="Table1.C6" style:family="table-cell">
      <style:table-cell-properties style:vertical-align="middle" fo:padding="0in" fo:border-left="none" fo:border-right="none" fo:border-top="none" fo:border-bottom="0.5pt solid #c6c6c6"/>
    </style:style>
    <style:style style:name="Table1.D6" style:family="table-cell">
      <style:table-cell-properties style:vertical-align="middle" fo:padding="0in" fo:border-left="none" fo:border-right="none" fo:border-top="none" fo:border-bottom="0.5pt solid #c6c6c6"/>
    </style:style>
    <style:style style:name="Table1.E6" style:family="table-cell">
      <style:table-cell-properties style:vertical-align="middle" fo:padding="0in" fo:border-left="none" fo:border-right="none" fo:border-top="none" fo:border-bottom="0.5pt solid #c6c6c6"/>
    </style:style>
    <style:style style:name="Table1.F6" style:family="table-cell">
      <style:table-cell-properties style:vertical-align="middle" fo:padding="0in" fo:border-left="none" fo:border-right="none" fo:border-top="none" fo:border-bottom="0.5pt solid #c6c6c6"/>
    </style:style>
    <style:style style:name="Table1.A7" style:family="table-cell">
      <style:table-cell-properties style:vertical-align="middle" fo:padding="0in" fo:border="none"/>
    </style:style>
    <style:style style:name="Table1.B7" style:family="table-cell">
      <style:table-cell-properties style:vertical-align="middle" fo:padding="0in" fo:border-left="none" fo:border-right="none" fo:border-top="none" fo:border-bottom="0.5pt solid #c6c6c6"/>
    </style:style>
    <style:style style:name="Table1.C7" style:family="table-cell">
      <style:table-cell-properties style:vertical-align="middle" fo:padding="0in" fo:border-left="none" fo:border-right="none" fo:border-top="none" fo:border-bottom="0.5pt solid #c6c6c6"/>
    </style:style>
    <style:style style:name="Table1.D7" style:family="table-cell">
      <style:table-cell-properties style:vertical-align="middle" fo:padding="0in" fo:border-left="none" fo:border-right="none" fo:border-top="none" fo:border-bottom="0.5pt solid #c6c6c6"/>
    </style:style>
    <style:style style:name="Table1.E7" style:family="table-cell">
      <style:table-cell-properties style:vertical-align="middle" fo:padding="0in" fo:border-left="none" fo:border-right="none" fo:border-top="none" fo:border-bottom="0.5pt solid #c6c6c6"/>
    </style:style>
    <style:style style:name="Table1.F7" style:family="table-cell">
      <style:table-cell-properties style:vertical-align="middle" fo:padding="0in" fo:border-left="none" fo:border-right="none" fo:border-top="none" fo:border-bottom="0.5pt solid #c6c6c6"/>
    </style:style>
    <style:style style:name="Table1.8" style:family="table-row">
      <style:table-row-properties style:min-row-height="0.2757in" fo:keep-together="auto"/>
    </style:style>
    <style:style style:name="Table1.B8" style:family="table-cell">
      <style:table-cell-properties style:vertical-align="bottom" fo:padding="0in" fo:border="none"/>
    </style:style>
    <style:style style:name="EuropassCV_5f_CommunicationSkills" style:display-name="EuropassCV_CommunicationSkills" style:family="table">
      <style:table-properties style:width="7.2056in" fo:margin-top="0.0042in" fo:margin-bottom="0.1181in" table:align="margins"/>
    </style:style>
    <style:style style:name="EuropassCV_5f_CommunicationSkills.A" style:display-name="EuropassCV_CommunicationSkills.A" style:family="table-column">
      <style:table-column-properties style:column-width="1.9688in" style:rel-column-width="17905*"/>
    </style:style>
    <style:style style:name="EuropassCV_5f_CommunicationSkills.B" style:display-name="EuropassCV_CommunicationSkills.B" style:family="table-column">
      <style:table-column-properties style:column-width="5.2368in" style:rel-column-width="47630*"/>
    </style:style>
    <style:style style:name="EuropassCV_5f_CommunicationSkills.1" style:display-name="EuropassCV_CommunicationSkills.1" style:family="table-row">
      <style:table-row-properties style:min-row-height="0.1181in" fo:keep-together="auto"/>
    </style:style>
    <style:style style:name="EuropassCV_5f_CommunicationSkills.A1" style:display-name="EuropassCV_CommunicationSkills.A1" style:family="table-cell">
      <style:table-cell-properties fo:padding="0in" fo:border="none"/>
    </style:style>
    <style:style style:name="EuropassCV_5f_OrganisationalSkills" style:display-name="EuropassCV_OrganisationalSkills" style:family="table">
      <style:table-properties style:width="7.2056in" fo:margin-top="0.0042in" fo:margin-bottom="0.1181in" table:align="margins"/>
    </style:style>
    <style:style style:name="EuropassCV_5f_OrganisationalSkills.A" style:display-name="EuropassCV_OrganisationalSkills.A" style:family="table-column">
      <style:table-column-properties style:column-width="1.9688in" style:rel-column-width="17905*"/>
    </style:style>
    <style:style style:name="EuropassCV_5f_OrganisationalSkills.B" style:display-name="EuropassCV_OrganisationalSkills.B" style:family="table-column">
      <style:table-column-properties style:column-width="5.2368in" style:rel-column-width="47630*"/>
    </style:style>
    <style:style style:name="EuropassCV_5f_OrganisationalSkills.1" style:display-name="EuropassCV_OrganisationalSkills.1" style:family="table-row">
      <style:table-row-properties style:min-row-height="0.1181in" fo:keep-together="auto"/>
    </style:style>
    <style:style style:name="EuropassCV_5f_OrganisationalSkills.A1" style:display-name="EuropassCV_OrganisationalSkills.A1" style:family="table-cell">
      <style:table-cell-properties fo:padding="0in" fo:border="none"/>
    </style:style>
    <style:style style:name="EuropassCV_5f_JobRelatedSkills" style:display-name="EuropassCV_JobRelatedSkills" style:family="table">
      <style:table-properties style:width="7.2056in" fo:margin-top="0.0042in" fo:margin-bottom="0.1181in" table:align="margins"/>
    </style:style>
    <style:style style:name="EuropassCV_5f_JobRelatedSkills.A" style:display-name="EuropassCV_JobRelatedSkills.A" style:family="table-column">
      <style:table-column-properties style:column-width="1.9688in" style:rel-column-width="17905*"/>
    </style:style>
    <style:style style:name="EuropassCV_5f_JobRelatedSkills.B" style:display-name="EuropassCV_JobRelatedSkills.B" style:family="table-column">
      <style:table-column-properties style:column-width="5.2368in" style:rel-column-width="47630*"/>
    </style:style>
    <style:style style:name="EuropassCV_5f_JobRelatedSkills.1" style:display-name="EuropassCV_JobRelatedSkills.1" style:family="table-row">
      <style:table-row-properties style:min-row-height="0.1181in" fo:keep-together="auto"/>
    </style:style>
    <style:style style:name="EuropassCV_5f_JobRelatedSkills.A1" style:display-name="EuropassCV_JobRelatedSkills.A1" style:family="table-cell">
      <style:table-cell-properties fo:padding="0in" fo:border="none"/>
    </style:style>
    <style:style style:name="EuropassCV_5f_ComputerSkills" style:display-name="EuropassCV_ComputerSkills" style:family="table">
      <style:table-properties style:width="7.2056in" fo:margin-top="0.0042in" fo:margin-bottom="0.1181in" table:align="margins" style:may-break-between-rows="true"/>
    </style:style>
    <style:style style:name="EuropassCV_5f_ComputerSkills.A" style:display-name="EuropassCV_ComputerSkills.A" style:family="table-column">
      <style:table-column-properties style:column-width="1.9688in" style:rel-column-width="17905*"/>
    </style:style>
    <style:style style:name="EuropassCV_5f_ComputerSkills.B" style:display-name="EuropassCV_ComputerSkills.B" style:family="table-column">
      <style:table-column-properties style:column-width="5.2368in" style:rel-column-width="47630*"/>
    </style:style>
    <style:style style:name="EuropassCV_5f_ComputerSkills.1" style:display-name="EuropassCV_ComputerSkills.1" style:family="table-row">
      <style:table-row-properties style:min-row-height="0.2361in" fo:keep-together="auto"/>
    </style:style>
    <style:style style:name="EuropassCV_5f_ComputerSkills.A1" style:display-name="EuropassCV_ComputerSkills.A1" style:family="table-cell">
      <style:table-cell-properties fo:padding="0in" fo:border="none"/>
    </style:style>
    <style:style style:name="EuropassCV_5f_ComputerSkills.B1" style:display-name="EuropassCV_ComputerSkills.B1" style:family="table-cell">
      <style:table-cell-properties style:vertical-align="top" fo:padding="0in" fo:border="none"/>
    </style:style>
    <style:style style:name="EuropassCV_5f_DrivingLicence" style:display-name="EuropassCV_DrivingLicence" style:family="table">
      <style:table-properties style:width="7.2056in" fo:margin-top="0.0042in" fo:margin-bottom="0.1181in" table:align="margins"/>
    </style:style>
    <style:style style:name="EuropassCV_5f_DrivingLicence.A" style:display-name="EuropassCV_DrivingLicence.A" style:family="table-column">
      <style:table-column-properties style:column-width="1.9688in" style:rel-column-width="17905*"/>
    </style:style>
    <style:style style:name="EuropassCV_5f_DrivingLicence.B" style:display-name="EuropassCV_DrivingLicence.B" style:family="table-column">
      <style:table-column-properties style:column-width="5.2368in" style:rel-column-width="47630*"/>
    </style:style>
    <style:style style:name="EuropassCV_5f_DrivingLicence.1" style:display-name="EuropassCV_DrivingLicence.1" style:family="table-row">
      <style:table-row-properties style:min-row-height="0.1181in" fo:keep-together="auto"/>
    </style:style>
    <style:style style:name="EuropassCV_5f_DrivingLicence.A1" style:display-name="EuropassCV_DrivingLicence.A1" style:family="table-cell">
      <style:table-cell-properties fo:padding="0in" fo:border="none"/>
    </style:style>
    <style:style style:name="P1" style:family="paragraph" style:parent-style-name="_5f_ECV_5f_First_5f_Page_5f_Paragraph">
      <style:paragraph-properties fo:margin-top="0.2283in" fo:margin-bottom="0in" loext:contextual-spacing="false"/>
    </style:style>
    <style:style style:name="P2" style:family="paragraph" style:parent-style-name="Footer">
      <style:paragraph-properties fo:text-align="start" style:justify-single-word="false" style:text-autospace="none">
        <style:tab-stops>
          <style:tab-stop style:position="1.9689in"/>
          <style:tab-stop style:position="7.2047in" style:type="right"/>
        </style:tab-stops>
      </style:paragraph-properties>
      <style:text-properties fo:color="#26b4ea" style:font-name="ArialMT" fo:font-size="7pt" style:font-name-asian="ArialMT" style:font-size-asian="7pt" style:font-name-complex="ArialMT" style:font-size-complex="7pt"/>
    </style:style>
    <style:style style:name="P3" style:family="paragraph" style:parent-style-name="_5f_ESP_5f_Pages_5f_Paragraph">
      <style:paragraph-properties fo:margin-top="0.1063in" fo:margin-bottom="0.1575in" loext:contextual-spacing="false"/>
    </style:style>
    <style:style style:name="P4" style:family="paragraph" style:parent-style-name="_5f_ECV_5f_ContactDetails">
      <style:paragraph-properties fo:margin-left="0in" fo:margin-right="0in" fo:margin-top="0in" fo:margin-bottom="0in" loext:contextual-spacing="false" fo:text-indent="0in" style:auto-text-indent="false">
        <style:tab-stops>
          <style:tab-stop style:position="5.7071in" style:type="right"/>
        </style:tab-stops>
      </style:paragraph-properties>
      <style:text-properties style:font-name="Arial" fo:letter-spacing="-0.0043in" fo:background-color="transparent" style:font-size-asian="9pt" style:font-size-complex="9pt"/>
    </style:style>
    <style:style style:name="P5" style:family="paragraph" style:parent-style-name="_5f_ECV_5f_LeftHeading">
      <style:text-properties fo:font-variant="normal" fo:text-transform="none"/>
    </style:style>
    <style:style style:name="P6" style:family="paragraph" style:parent-style-name="_5f_ECV_5f_LanguageHeading">
      <style:text-properties fo:font-variant="normal" fo:text-transform="none"/>
    </style:style>
    <style:style style:name="P7" style:family="paragraph" style:parent-style-name="_5f_ECV_5f_LanguageLevel">
      <style:text-properties fo:font-variant="normal" fo:text-transform="none"/>
    </style:style>
    <style:style style:name="P8" style:family="paragraph" style:parent-style-name="_5f_ECV_5f_PersonalInfoHeading">
      <style:text-properties fo:font-variant="normal" fo:text-transform="none"/>
    </style:style>
    <style:style style:name="P9" style:family="paragraph" style:parent-style-name="_5f_ECV_5f_OccupationalFieldHeading">
      <style:text-properties fo:font-variant="small-caps"/>
    </style:style>
    <style:style style:name="T1" style:family="text">
      <style:text-properties fo:color="#1593cb"/>
    </style:style>
    <style:style style:name="T2" style:family="text">
      <style:text-properties fo:color="#1593cb" style:font-name="Arial"/>
    </style:style>
    <style:style style:name="T3" style:family="text">
      <style:text-properties fo:color="#1593cb" style:font-name="Arial" fo:font-size="7pt" style:font-size-asian="7pt" style:font-size-complex="7pt"/>
    </style:style>
    <style:style style:name="T4" style:family="text">
      <style:text-properties fo:color="#0e4194" style:font-name="Arial" fo:font-size="8pt" style:font-size-asian="8pt" style:font-size-complex="8pt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fo:font-variant="normal" fo:text-transform="none"/>
    </style:style>
    <style:style style:name="T7" style:family="text">
      <style:text-properties fo:font-variant="normal" fo:text-transform="none" style:font-name="Arial" fo:font-size="10pt" style:font-size-asian="10pt" style:font-size-complex="10pt"/>
    </style:style>
    <style:style style:name="T8" style:family="text">
      <style:text-properties style:font-name="Arial1" fo:font-size="9pt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78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bottom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8">PERSONAL INFORMATION</text:p>
          </table:table-cell>
          <table:table-cell table:style-name="EuropassCVPersonalInformation.A1" office:value-type="string">
            <text:p text:style-name="_5f_ECV_5f_NameField">Carlos <text:span text:style-name="T6">Saport Tomás </text:span>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Standard"/>
          </table:table-cell>
          <table:covered-table-cell/>
        </table:table-row>
        <table:table-row table:style-name="EuropassCVPersonalInformation.1">
          <table:table-cell table:style-name="EuropassCVPersonalInformation.A6" table:number-rows-spanned="4" office:value-type="string">
            <text:p text:style-name="_5f_ECV_5f_LeftHeading"/>
          </table:table-cell>
          <table:table-cell table:style-name="EuropassCVPersonalInformation.B3" office:value-type="string">
            <text:p text:style-name="_5f_ECV_5f_ContactDetails"><draw:frame draw:style-name="fr2" draw:name="graphics15" text:anchor-type="char" svg:x="0in" svg:y="0in" svg:width="0.1362in" svg:height="0.1575in" draw:z-index="0"><draw:image xlink:href="Pictures/10000201000000260000002CDC4D8690C883CFD8.png" xlink:type="simple" xlink:show="embed" xlink:actuate="onLoad"/><svg:title>Location icon</svg:title></draw:frame>Madrid, Barcelona, Valencia, Castellón (Spain) 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4"><draw:frame draw:style-name="fr2" draw:name="graphics17" text:anchor-type="char" svg:x="0in" svg:y="0in" svg:width="0.1382in" svg:height="0.1417in" draw:z-index="5"><draw:image xlink:href="Pictures/100002010000002B0000002B419B9B36B96FE13D.png" xlink:type="simple" xlink:show="embed" xlink:actuate="onLoad"/><svg:title>Contact icon</svg:title></draw:frame> <text:span text:style-name="_5f_ECV_5f_ContactDetails"><text:span text:style-name="T8">+34 675184936</text:span></text:span> <text:s text:c="3"/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draw:frame draw:style-name="fr2" draw:name="graphics5" text:anchor-type="char" svg:x="0in" svg:y="0in" svg:width="0.139in" svg:height="0.1583in" draw:z-index="4"><draw:image xlink:href="Pictures/1000020100000031000000386BF7A4ECD1A5FE6B.png" xlink:type="simple" xlink:show="embed" xlink:actuate="onLoad"/><svg:title>Email icon</svg:title></draw:frame> carlos.saport@gmail.com, carsato1@yahoo.es </text:p>
          </table:table-cell>
        </table:table-row>
        <table:table-row table:style-name="EuropassCVPersonalInformation.6">
          <table:covered-table-cell/>
          <table:table-cell table:style-name="EuropassCVPersonalInformation.A1" office:value-type="string">
            <text:p text:style-name="_5f_ECV_5f_GenderRow"><text:span text:style-name="_5f_ECV_5f_HeadingContactDetails">Sex</text:span> <text:span text:style-name="_5f_ECV_5f_ContactDetails">Male </text:span><text:span text:style-name="_5f_ECV_5f_HeadingContactDetails">| Date of birth </text:span><text:span text:style-name="_5f_ECV_5f_ContactDetails">21 August 1981 </text:span><text:span text:style-name="_5f_ECV_5f_HeadingContactDetails">| Nationality </text:span><text:span text:style-name="_5f_ECV_5f_ContactDetails">Spanish</text:span> </text:p>
          </table:table-cell>
        </table:table-row>
      </table:table>
      <text:p text:style-name="_5f_ECV_5f_Text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9">PREFERRED JOB</text:p>
          </table:table-cell>
          <table:table-cell table:style-name="EuropassCV_5f_OccupationalField.A1" office:value-type="string">
            <text:p text:style-name="_5f_ECV_5f_NameField">Developer (Drupal, PHP, Linux, Open Source)</text:p>
          </table:table-cell>
        </table:table-row>
      </table:table>
      <text:p text:style-name="_5f_ECV_5f_Text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5">WORK EXPERIENCE</text:p>
          </table:table-cell>
          <table:table-cell table:style-name="EuropassCV_5f_WorkExperienceTitle.B1" office:value-type="string">
            <text:p text:style-name="_5f_ECV_5f_BlueBox"><draw:frame draw:style-name="fr3" draw:name="graphics2" text:anchor-type="as-char" svg:width="5.2362in" svg:height="0.0984in" draw:z-index="6"><draw:image xlink:href="Pictures/1000020100000620000000214C003E77A3CF8DF8.png" xlink:type="simple" xlink:show="embed" xlink:actuate="onLoad"/></draw:frame> </text:p>
          </table:table-cell>
        </table:table-row>
      </table:table>
      <text:p text:style-name="_5f_ECV_5f_Text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3" office:value-type="string">
            <text:p text:style-name="_5f_ECV_5f_Date">01/06/2015–Present</text:p>
          </table:table-cell>
          <table:table-cell table:style-name="EuropassCV_5f_WorkExperience_5f_1.A1" office:value-type="string">
            <text:p text:style-name="_5f_ECV_5f_SubSectionHeading">Drupal developer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Emfasi comunicació SL, Sabadell (Spain) 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Europass_5f_SectionDetails"><text:a xlink:type="simple" xlink:href="http://emfasi.com/" text:style-name="Internet_20_link" text:visited-style-name="Visited_20_Internet_20_Link">http://emfasi.com/</text:a></text:p>
          </table:table-cell>
        </table:table-row>
      </table:table>
      <text:p text:style-name="_5f_ECV_5f_Text"/>
      <table:table table:name="Tabelo1" table:style-name="Tabelo1">
        <table:table-column table:style-name="Tabelo1.A"/>
        <table:table-column table:style-name="Tabelo1.B"/>
        <table:table-row table:style-name="Tabelo1.1">
          <table:table-cell table:style-name="Tabelo1.A1" table:number-rows-spanned="3" office:value-type="string">
            <text:p text:style-name="_5f_ECV_5f_Date">05/2014–01/06/2015</text:p>
          </table:table-cell>
          <table:table-cell table:style-name="Tabelo1.A1" office:value-type="string">
            <text:p text:style-name="_5f_ECV_5f_SubSectionHeading">Drupal developer</text:p>
          </table:table-cell>
        </table:table-row>
        <table:table-row table:style-name="Tabelo1.1">
          <table:covered-table-cell/>
          <table:table-cell table:style-name="Tabelo1.A1" office:value-type="string">
            <text:p text:style-name="_5f_ECV_5f_OrganisationDetails">Bodeboca, Madrid </text:p>
          </table:table-cell>
        </table:table-row>
        <table:table-row table:style-name="Tabelo1.1">
          <table:covered-table-cell/>
          <table:table-cell table:style-name="Tabelo1.A1" office:value-type="string">
            <text:p text:style-name="Europass_5f_SectionDetails"><text:a xlink:type="simple" xlink:href="http://www.bodeboca.com/" text:style-name="Internet_20_link" text:visited-style-name="Visited_20_Internet_20_Link">http://www.bodeboca.com</text:a></text:p>
          </table:table-cell>
        </table:table-row>
      </table:table>
      <text:p text:style-name="_5f_ECV_5f_Text"/>
      <table:table table:name="Tabelo2" table:style-name="Tabelo2">
        <table:table-column table:style-name="Tabelo2.A"/>
        <table:table-column table:style-name="Tabelo2.B"/>
        <table:table-row table:style-name="Tabelo2.1">
          <table:table-cell table:style-name="Tabelo2.A1" table:number-rows-spanned="3" office:value-type="string">
            <text:p text:style-name="_5f_ECV_5f_Date">06/2013–05/2014</text:p>
          </table:table-cell>
          <table:table-cell table:style-name="Tabelo2.A1" office:value-type="string">
            <text:p text:style-name="_5f_ECV_5f_SubSectionHeading">Drupal developer</text:p>
          </table:table-cell>
        </table:table-row>
        <table:table-row table:style-name="Tabelo2.1">
          <table:covered-table-cell/>
          <table:table-cell table:style-name="Tabelo2.A1" office:value-type="string">
            <text:p text:style-name="_5f_ECV_5f_OrganisationDetails">Indra http://www.indracompany.com/, Madrid (Spain) <text:line-break/><text:a xlink:type="simple" xlink:href="http://www.deinterfaz.com/" office:target-frame-name="_blank" xlink:show="new" text:style-name="Internet_20_link" text:visited-style-name="Visited_20_Internet_20_Link">http://www.deinterfaz.com/</text:a> </text:p>
          </table:table-cell>
        </table:table-row>
        <table:table-row table:style-name="Tabelo2.1">
          <table:covered-table-cell/>
          <table:table-cell table:style-name="Tabelo2.A1" office:value-type="string">
            <text:p text:style-name="Europass_5f_SectionDetails">Drupal module development.</text:p>
            <text:p text:style-name="Europass_5f_SectionDetails"><text:a xlink:type="simple" xlink:href="http://www.ree.es/" text:style-name="Internet_20_link" text:visited-style-name="Visited_20_Internet_20_Link">http://www.ree.es/</text:a> new site development</text:p>
          </table:table-cell>
        </table:table-row>
      </table:table>
      <text:p text:style-name="_5f_ECV_5f_Text"/>
      <table:table table:name="Tabelo3" table:style-name="Tabelo3">
        <table:table-column table:style-name="Tabelo3.A"/>
        <table:table-column table:style-name="Tabelo3.B"/>
        <table:table-row table:style-name="Tabelo3.1">
          <table:table-cell table:style-name="Tabelo3.A1" table:number-rows-spanned="3" office:value-type="string">
            <text:p text:style-name="_5f_ECV_5f_Date">10/2012–05/2013</text:p>
          </table:table-cell>
          <table:table-cell table:style-name="Tabelo3.A1" office:value-type="string">
            <text:p text:style-name="_5f_ECV_5f_SubSectionHeading">Drupal Developer</text:p>
          </table:table-cell>
        </table:table-row>
        <table:table-row table:style-name="Tabelo3.1">
          <table:covered-table-cell/>
          <table:table-cell table:style-name="Tabelo3.A1" office:value-type="string">
            <text:p text:style-name="_5f_ECV_5f_OrganisationDetails">Increnta.com, Valencia (Spain) </text:p>
          </table:table-cell>
        </table:table-row>
        <table:table-row table:style-name="Tabelo3.1">
          <table:covered-table-cell/>
          <table:table-cell table:style-name="Tabelo3.A1" office:value-type="string">
            <text:p text:style-name="Europass_5f_SectionDetails">Drupal development.</text:p>
            <text:p text:style-name="Europass_5f_SectionDetails">http://increnta.com/</text:p>
            <text:p text:style-name="Europass_5f_SectionDetails">http://www.ollerosabogados.com/</text:p>
            <text:p text:style-name="Europass_5f_SectionDetails">http://balmaseda.dev.increnta.com/</text:p>
            <text:p text:style-name="Europass_5f_SectionDetails">http://www.hipopotamo.com</text:p>
            <text:p text:style-name="Europass_5f_SectionDetails">http://hipopotamo.dev.increnta.com/</text:p>
          </table:table-cell>
        </table:table-row>
      </table:table>
      <text:p text:style-name="_5f_ECV_5f_Text"/>
      <table:table table:name="Tabelo4" table:style-name="Tabelo4">
        <table:table-column table:style-name="Tabelo4.A"/>
        <table:table-column table:style-name="Tabelo4.B"/>
        <table:table-row table:style-name="Tabelo4.1">
          <table:table-cell table:style-name="Tabelo4.A1" table:number-rows-spanned="3" office:value-type="string">
            <text:p text:style-name="_5f_ECV_5f_Date">08/2011–09/2012</text:p>
          </table:table-cell>
          <table:table-cell table:style-name="Tabelo4.A1" office:value-type="string">
            <text:p text:style-name="_5f_ECV_5f_SubSectionHeading">Drupal Developer</text:p>
          </table:table-cell>
        </table:table-row>
        <table:table-row table:style-name="Tabelo4.1">
          <table:covered-table-cell/>
          <table:table-cell table:style-name="Tabelo4.A1" office:value-type="string">
            <text:p text:style-name="_5f_ECV_5f_OrganisationDetails">http://direcciona.me, Barcelona <text:line-break/><text:a xlink:type="simple" xlink:href="http://direcciona.me/" office:target-frame-name="_blank" xlink:show="new" text:style-name="Internet_20_link" text:visited-style-name="Visited_20_Internet_20_Link">http://direcciona.me/</text:a> </text:p>
          </table:table-cell>
        </table:table-row>
        <table:table-row table:style-name="Tabelo4.1">
          <table:covered-table-cell/>
          <table:table-cell table:style-name="Tabelo4.A1" office:value-type="string">
            <text:p text:style-name="Europass_5f_SectionDetails">Develop drupal projects and manage the company servers as sysadmin.</text:p>
            <text:p text:style-name="Europass_5f_SectionDetails">Backend for mobile apps with Drupal.</text:p>
            <text:p text:style-name="Europass_5f_SectionDetails">http://www.culturaalabast.cat/</text:p>
            <text:p text:style-name="Europass_5f_SectionDetails">http://www.vandellos-hospitalet.cat/</text:p>
            <text:p text:style-name="Europass_5f_SectionDetails">http://www.idetsa.net/</text:p>
          </table:table-cell>
        </table:table-row>
      </table:table>
      <text:p text:style-name="_5f_ECV_5f_Text"/>
      <table:table table:name="Tabelo5" table:style-name="Tabelo5">
        <table:table-column table:style-name="Tabelo5.A"/>
        <table:table-column table:style-name="Tabelo5.B"/>
        <table:table-row table:style-name="Tabelo5.1">
          <table:table-cell table:style-name="Tabelo5.A1" table:number-rows-spanned="4" office:value-type="string">
            <text:p text:style-name="_5f_ECV_5f_Date">09/01/2011–09/07/2011</text:p>
          </table:table-cell>
          <table:table-cell table:style-name="Tabelo5.A1" office:value-type="string">
            <text:p text:style-name="_5f_ECV_5f_SubSectionHeading">Drupal developer</text:p>
          </table:table-cell>
        </table:table-row>
        <table:table-row table:style-name="Tabelo5.1">
          <table:covered-table-cell/>
          <table:table-cell table:style-name="Tabelo5.A1" office:value-type="string">
            <text:p text:style-name="_5f_ECV_5f_OrganisationDetails">ideup!<text:line-break/>Playa de liencres, Las Rozas, Madrid (Spain) </text:p>
          </table:table-cell>
        </table:table-row>
        <table:table-row table:style-name="Tabelo5.1">
          <table:covered-table-cell/>
          <table:table-cell table:style-name="Tabelo5.A1" office:value-type="string">
            <text:p text:style-name="Europass_5f_SectionDetails">Maintain, develop new features and sites using Drupal and other frameworks/CMS</text:p>
            <text:p text:style-name="Europass_5f_SectionDetails">http://turiauto.fiat.es/</text:p>
            <text:p text:style-name="Europass_5f_SectionDetails">http://turiauto.fiat.es/humans.txt</text:p>
            <text:p text:style-name="Europass_5f_SectionDetails">http://www.imgfutbol.com</text:p>
            <text:p text:style-name="Europass_5f_SectionDetails">http://www.foroune.uji.es</text:p>
            <text:p text:style-name="Europass_5f_SectionDetails">http://www.clubrrhh.org</text:p>
            <text:p text:style-name="Europass_5f_SectionDetails">http://www.aguasdemondariz.com/</text:p>
            <text:p text:style-name="Europass_5f_SectionDetails">http://www.educacontic.es/</text:p>
            <text:p text:style-name="Europass_5f_SectionDetails">http://www.cignasalud.es</text:p>
            <text:p text:style-name="Europass_5f_SectionDetails">http://www.samsungcontactotienda.es/</text:p>
            <text:p text:style-name="Europass_5f_SectionDetails">http://www.diarionegocio.es/</text:p>
            <text:p text:style-name="Europass_5f_SectionDetails">http://www.fiatautonomy.es/</text:p>
            <text:p text:style-name="Europass_5f_SectionDetails">http://www.drsajonia-coburgo.com/</text:p>
            <text:p text:style-name="Europass_5f_SectionDetails">http://www.carlabulgaria.com/</text:p>
            <text:p text:style-name="Europass_5f_SectionDetails">http://www.trucco.es</text:p>
          </table:table-cell>
        </table:table-row>
        <table:table-row table:style-name="Tabelo5.4">
          <table:covered-table-cell/>
          <table:table-cell table:style-name="Tabelo5.B4" office:value-type="string">
            <text:p text:style-name="_5f_ECV_5f_BusinessSectorRow"><text:span text:style-name="_5f_ECV_5f_HeadingBusinessSector">Business or sector</text:span> <text:span text:style-name="_5f_ECV_5f_ContactDetails">Web projects</text:span> </text:p>
          </table:table-cell>
        </table:table-row>
      </table:table>
      <text:p text:style-name="_5f_ECV_5f_Text"/>
      <table:table table:name="Tabelo6" table:style-name="Tabelo6">
        <table:table-column table:style-name="Tabelo6.A"/>
        <table:table-column table:style-name="Tabelo6.B"/>
        <table:table-row table:style-name="Tabelo6.1">
          <table:table-cell table:style-name="Tabelo6.A1" table:number-rows-spanned="4" office:value-type="string">
            <text:p text:style-name="_5f_ECV_5f_Date">01/07/2010–31/12/2010</text:p>
          </table:table-cell>
          <table:table-cell table:style-name="Tabelo6.A1" office:value-type="string">
            <text:p text:style-name="_5f_ECV_5f_SubSectionHeading">Civil servant at computer systems department</text:p>
          </table:table-cell>
        </table:table-row>
        <table:table-row table:style-name="Tabelo6.1">
          <table:covered-table-cell/>
          <table:table-cell table:style-name="Tabelo6.A1" office:value-type="string">
            <text:p text:style-name="_5f_ECV_5f_OrganisationDetails">Ministry of Agriculture, Fisheries and Food, Valencia (Spain) </text:p>
          </table:table-cell>
        </table:table-row>
        <table:table-row table:style-name="Tabelo6.1">
          <table:covered-table-cell/>
          <table:table-cell table:style-name="Tabelo6.A1" office:value-type="string">
            <text:p text:style-name="Europass_5f_SectionDetails">Database migrations from Access to OpenOffice. HelpDesk. Software deployment for 1000 computers. SVN manager, IT issues, etc</text:p>
          </table:table-cell>
        </table:table-row>
        <table:table-row table:style-name="Tabelo6.4">
          <table:covered-table-cell/>
          <table:table-cell table:style-name="Tabelo6.B4" office:value-type="string">
            <text:p text:style-name="_5f_ECV_5f_BusinessSectorRow"><text:span text:style-name="_5f_ECV_5f_HeadingBusinessSector">Business or sector</text:span> <text:span text:style-name="_5f_ECV_5f_ContactDetails">Agriculture, Fisheries and Food</text:span> </text:p>
          </table:table-cell>
        </table:table-row>
      </table:table>
      <text:p text:style-name="_5f_ECV_5f_Text"/>
      <table:table table:name="Tabelo7" table:style-name="Tabelo7">
        <table:table-column table:style-name="Tabelo7.A"/>
        <table:table-column table:style-name="Tabelo7.B"/>
        <table:table-row table:style-name="Tabelo7.1">
          <table:table-cell table:style-name="Tabelo7.A1" table:number-rows-spanned="2" office:value-type="string">
            <text:p text:style-name="_5f_ECV_5f_Date">08/2009–06/2010</text:p>
          </table:table-cell>
          <table:table-cell table:style-name="Tabelo7.A1" office:value-type="string">
            <text:p text:style-name="_5f_ECV_5f_SubSectionHeading">Drupal Freelance</text:p>
          </table:table-cell>
        </table:table-row>
        <table:table-row table:style-name="Tabelo7.1">
          <table:covered-table-cell/>
          <table:table-cell table:style-name="Tabelo7.A1" office:value-type="string">
            <text:p text:style-name="Europass_5f_SectionDetails">Back end development</text:p>
          </table:table-cell>
        </table:table-row>
      </table:table>
      <text:p text:style-name="_5f_ECV_5f_Text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5">EDUCATION AND TRAINING</text:p>
          </table:table-cell>
          <table:table-cell table:style-name="EuropassCV_5f_Education_26_TrainingTitle.B1" office:value-type="string">
            <text:p text:style-name="_5f_ECV_5f_BlueBox"><draw:frame draw:style-name="fr4" draw:name="graphics10" text:anchor-type="as-char" svg:width="5.2362in" svg:height="0.0984in" draw:z-index="7"><draw:image xlink:href="Pictures/1000020100000620000000214C003E77A3CF8DF8.png" xlink:type="simple" xlink:show="embed" xlink:actuate="onLoad"/></draw:frame> </text:p>
          </table:table-cell>
        </table:table-row>
      </table:table>
      <text:p text:style-name="_5f_ECV_5f_Text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_5f_ECV_5f_Date">2005–2009</text:p>
          </table:table-cell>
          <table:table-cell table:style-name="EuropassCV_5f_Education_26_Training_5f_1.A1" office:value-type="string">
            <text:p text:style-name="_5f_ECV_5f_SubSectionHeading">Bachelor in Computer Science</text:p>
          </table:table-cell>
          <table:table-cell table:style-name="EuropassCV_5f_Education_26_Training_5f_1.A1" office:value-type="string">
            <text:p text:style-name="_5f_ECV_5f_RightHeading"/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_5f_ECV_5f_OrganisationDetails">Jaime I University, Castellón de la plana (Spain) 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Europass_5f_SectionDetails">Computer systems, projects management, databases, software development.</text:p>
          </table:table-cell>
          <table:covered-table-cell/>
        </table:table-row>
      </table:table>
      <text:p text:style-name="_5f_ECV_5f_Text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5">PERSONAL SKILLS</text:p>
          </table:table-cell>
          <table:table-cell table:style-name="EuropassCV_5f_PersonalSkillsTitle.B1" office:value-type="string">
            <text:p text:style-name="_5f_ECV_5f_BlueBox"><draw:frame draw:style-name="fr4" draw:name="graphics11" text:anchor-type="as-char" svg:width="5.2362in" svg:height="0.0984in" draw:z-index="8"><draw:image xlink:href="Pictures/1000020100000620000000214C003E77A3CF8DF8.png" xlink:type="simple" xlink:show="embed" xlink:actuate="onLoad"/></draw:frame> </text:p>
          </table:table-cell>
        </table:table-row>
      </table:table>
      <text:p text:style-name="_5f_ECV_5f_Text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_5f_ECV_5f_LeftDetails">Mother tongue(s)</text:p>
          </table:table-cell>
          <table:table-cell table:style-name="Table1.A1" table:number-columns-spanned="5" office:value-type="string">
            <text:p text:style-name="Europass_5f_SectionDetails">Catalan/Valencian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_5f_ECV_5f_LeftHeading"/>
          </table:table-cell>
          <table:table-cell table:style-name="Table1.A1" table:number-columns-spanned="5" office:value-type="string">
            <text:p text:style-name="_5f_ECV_5f_RightColumn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_5f_ECV_5f_LeftDetails">Other language(s)</text:p>
          </table:table-cell>
          <table:table-cell table:style-name="Table1.B3" table:number-columns-spanned="2" office:value-type="string">
            <text:p text:style-name="P6">UNDERSTANDING</text:p>
          </table:table-cell>
          <table:covered-table-cell/>
          <table:table-cell table:style-name="Table1.D3" table:number-columns-spanned="2" office:value-type="string">
            <text:p text:style-name="P6">SPEAKING</text:p>
          </table:table-cell>
          <table:covered-table-cell/>
          <table:table-cell table:style-name="Table1.D3" office:value-type="string">
            <text:p text:style-name="P6">WRITING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_5f_ECV_5f_LanguageSubHeading">Listening</text:p>
          </table:table-cell>
          <table:table-cell table:style-name="Table1.C4" office:value-type="string">
            <text:p text:style-name="_5f_ECV_5f_LanguageSubHeading">Reading</text:p>
          </table:table-cell>
          <table:table-cell table:style-name="Table1.C4" office:value-type="string">
            <text:p text:style-name="_5f_ECV_5f_LanguageSubHeading">Spoken interaction</text:p>
          </table:table-cell>
          <table:table-cell table:style-name="Table1.C4" office:value-type="string">
            <text:p text:style-name="_5f_ECV_5f_LanguageSubHeading">Spoken production</text:p>
          </table:table-cell>
          <table:table-cell table:style-name="Table1.C4" office:value-type="string">
            <text:p text:style-name="_5f_ECV_5f_RightColumn"/>
          </table:table-cell>
        </table:table-row>
        <table:table-row table:style-name="Table1.5">
          <table:table-cell table:style-name="Table1.A7" office:value-type="string">
            <text:p text:style-name="_5f_ECV_5f_LanguageName">Spanish</text:p>
          </table:table-cell>
          <table:table-cell table:style-name="Table1.B7" office:value-type="string">
            <text:p text:style-name="P7">C2</text:p>
          </table:table-cell>
          <table:table-cell table:style-name="Table1.C7" office:value-type="string">
            <text:p text:style-name="P7">C2</text:p>
          </table:table-cell>
          <table:table-cell table:style-name="Table1.D7" office:value-type="string">
            <text:p text:style-name="P7">C2</text:p>
          </table:table-cell>
          <table:table-cell table:style-name="Table1.E7" office:value-type="string">
            <text:p text:style-name="P7">C2</text:p>
          </table:table-cell>
          <table:table-cell table:style-name="Table1.F7" office:value-type="string">
            <text:p text:style-name="P7">C2</text:p>
          </table:table-cell>
        </table:table-row>
        <table:table-row table:style-name="Table1.5">
          <table:table-cell table:style-name="Table1.A7" office:value-type="string">
            <text:p text:style-name="_5f_ECV_5f_LanguageName">English</text:p>
          </table:table-cell>
          <table:table-cell table:style-name="Table1.B7" office:value-type="string">
            <text:p text:style-name="P7">B2</text:p>
          </table:table-cell>
          <table:table-cell table:style-name="Table1.C7" office:value-type="string">
            <text:p text:style-name="P7">B2</text:p>
          </table:table-cell>
          <table:table-cell table:style-name="Table1.D7" office:value-type="string">
            <text:p text:style-name="P7">B2</text:p>
          </table:table-cell>
          <table:table-cell table:style-name="Table1.E7" office:value-type="string">
            <text:p text:style-name="P7">B2</text:p>
          </table:table-cell>
          <table:table-cell table:style-name="Table1.F7" office:value-type="string">
            <text:p text:style-name="P7">B2</text:p>
          </table:table-cell>
        </table:table-row>
        <table:table-row table:style-name="Table1.5">
          <table:table-cell table:style-name="Table1.A7" office:value-type="string">
            <text:p text:style-name="_5f_ECV_5f_LanguageName">Esperanto</text:p>
          </table:table-cell>
          <table:table-cell table:style-name="Table1.B7" office:value-type="string">
            <text:p text:style-name="P7">A1</text:p>
          </table:table-cell>
          <table:table-cell table:style-name="Table1.C7" office:value-type="string">
            <text:p text:style-name="P7">A1</text:p>
          </table:table-cell>
          <table:table-cell table:style-name="Table1.D7" office:value-type="string">
            <text:p text:style-name="P7">A1</text:p>
          </table:table-cell>
          <table:table-cell table:style-name="Table1.E7" office:value-type="string">
            <text:p text:style-name="P7">A1</text:p>
          </table:table-cell>
          <table:table-cell table:style-name="Table1.F7" office:value-type="string">
            <text:p text:style-name="P7">A1</text:p>
          </table:table-cell>
        </table:table-row>
        <table:table-row table:style-name="Table1.8">
          <table:table-cell table:style-name="Table1.A1" office:value-type="string">
            <text:p text:style-name="Standard"/>
          </table:table-cell>
          <table:table-cell table:style-name="Table1.B8" table:number-columns-spanned="5" office:value-type="string">
            <text:p text:style-name="_5f_ECV_5f_LanguageExplanation">Levels: A1 and A2: Basic user - B1 and B2: Independent user - C1 and C2: Proficient user</text:p>
            <text:p text:style-name="_5f_ECV_5f_LanguageExplanation"><text:a xlink:type="simple" xlink:href="http://europass.cedefop.europa.eu/en/resources/european-language-levels-cefr" text:style-name="Internet_20_link" text:visited-style-name="Visited_20_Internet_20_Link">Common European Framework of Reference for Languages</text:a> 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_5f_ECV_5f_LeftDetails">Communication skills</text:p>
          </table:table-cell>
          <table:table-cell table:style-name="EuropassCV_5f_CommunicationSkills.A1" office:value-type="string">
            <text:p text:style-name="Europass_5f_SectionDetails">Kind, social and easy going person</text:p>
          </table:table-cell>
        </table:table-row>
      </table:table>
      <text:p text:style-name="_5f_ECV_5f_Text"><text:soft-page-break/></text:p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able:table-row table:style-name="EuropassCV_5f_OrganisationalSkills.1">
          <table:table-cell table:style-name="EuropassCV_5f_OrganisationalSkills.A1" office:value-type="string">
            <text:p text:style-name="_5f_ECV_5f_LeftDetails">Organisational / managerial skills</text:p>
          </table:table-cell>
          <table:table-cell table:style-name="EuropassCV_5f_OrganisationalSkills.A1" office:value-type="string">
            <text:p text:style-name="Europass_5f_SectionDetails">Good leadership capabilities, proactive, autonomous worker and good at working with others.</text:p>
          </table:table-cell>
        </table:table-row>
      </table:table>
      <text:p text:style-name="_5f_ECV_5f_Text"/>
      <table:table table:name="EuropassCV_JobRelatedSkills" table:style-name="EuropassCV_5f_JobRelatedSkills">
        <table:table-column table:style-name="EuropassCV_5f_JobRelatedSkills.A"/>
        <table:table-column table:style-name="EuropassCV_5f_JobRelatedSkills.B"/>
        <table:table-row table:style-name="EuropassCV_5f_JobRelatedSkills.1">
          <table:table-cell table:style-name="EuropassCV_5f_JobRelatedSkills.A1" office:value-type="string">
            <text:p text:style-name="_5f_ECV_5f_LeftDetails">Job-related skills</text:p>
          </table:table-cell>
          <table:table-cell table:style-name="EuropassCV_5f_JobRelatedSkills.A1" office:value-type="string">
            <text:p text:style-name="Europass_5f_SectionDetails">Drupal, PHP, Ruby, Git, SVN, SCRUM, Linux, Shell, Apache, LAMP, Drush</text:p>
          </table:table-cell>
        </table:table-row>
      </table:table>
      <text:p text:style-name="_5f_ECV_5f_Text"/>
      <table:table table:name="EuropassCV_ComputerSkills" table:style-name="EuropassCV_5f_ComputerSkills">
        <table:table-column table:style-name="EuropassCV_5f_ComputerSkills.A"/>
        <table:table-column table:style-name="EuropassCV_5f_ComputerSkills.B"/>
        <table:table-row table:style-name="EuropassCV_5f_ComputerSkills.1">
          <table:table-cell table:style-name="EuropassCV_5f_ComputerSkills.A1" office:value-type="string">
            <text:p text:style-name="_5f_ECV_5f_LeftDetails">Digital competence</text:p>
          </table:table-cell>
          <table:table-cell table:style-name="EuropassCV_5f_ComputerSkills.B1" office:value-type="string">
            <text:p text:style-name="Europass_5f_SectionDetails">Drupal, PHP, Ruby, Git, SVN, SCRUM, Linux, Shell, Apache, LAMP, Drush</text:p>
          </table:table-cell>
        </table:table-row>
      </table:table>
      <text:p text:style-name="_5f_ECV_5f_Text"/>
      <text:p text:style-name="Standard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_5f_ECV_5f_LeftDetails">Driving licence</text:p>
          </table:table-cell>
          <table:table-cell table:style-name="EuropassCV_5f_DrivingLicence.A1" office:value-type="string">
            <text:p text:style-name="Europass_5f_SectionDetails">B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043in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in" fo:margin-right="0.1965in" fo:margin-top="0in" fo:margin-bottom="0in" loext:contextual-spacing="false" fo:text-align="end" style:justify-single-word="false" fo:text-indent="0in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043in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0429in" fo:margin-bottom="0in" loext:contextual-spacing="false"/>
      <style:text-properties fo:color="#404040" style:font-name="Arial1" fo:font-family="Arial" style:font-style-name="Regular" style:font-family-generic="swiss" style:font-pitch="variable" fo:letter-spacing="-0.0043in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in" fo:margin-right="0in" fo:margin-top="0in" fo:margin-bottom="0in" loext:contextual-spacing="false" fo:line-height="100%" fo:text-indent="0in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043in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0429in" fo:margin-bottom="0in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First_5f_Page_5f_Paragraph" style:display-name="_ECV_First_Page_Paragraph" style:family="paragraph" style:parent-style-name="_5f_ECV_5f_RightHeading" style:class="extra" style:master-page-name="">
      <loext:graphic-properties draw:fill="none" draw:fill-color="#cfe7f5"/>
      <style:paragraph-properties fo:margin-top="0.1492in" fo:margin-bottom="0in" loext:contextual-spacing="false" fo:line-height="100%" fo:text-align="start" style:justify-single-word="false" style:page-number="auto" fo:background-color="transparent">
        <style:tab-stops>
          <style:tab-stop style:position="1.9689in"/>
          <style:tab-stop style:position="7.0866in" style:type="right"/>
        </style:tab-stops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in" fo:margin-right="0in" fo:margin-top="0in" fo:margin-bottom="0in" loext:contextual-spacing="false" fo:line-height="100%" fo:text-indent="0in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043in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0398in" fo:margin-bottom="0.0591in" loext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043in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Europass_5f_SectionDetails" style:display-name="Europass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193in" fo:margin-bottom="0.039in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043in"/>
    </style:style>
    <style:style style:name="_5f_ECV_5f_PersonalStatement" style:display-name="_ECV_PersonalStatement" style:family="paragraph" style:parent-style-name="_5f_ECV_5f_RightColumn" style:class="extra" style:master-page-name="">
      <loext:graphic-properties draw:fill="none" draw:fill-color="#cfe7f5"/>
      <style:paragraph-properties fo:margin-left="0in" fo:margin-right="0in" fo:margin-top="0in" fo:margin-bottom="0.039in" loext:contextual-spacing="false" fo:line-height="100%" fo:text-indent="0in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0pt" fo:letter-spacing="-0.0043in" fo:background-color="transparent" style:font-size-asian="9pt" style:font-size-complex="9pt"/>
    </style:style>
    <style:style style:name="_5f_ECV_5f_SectionBullet" style:display-name="_ECV_SectionBullet" style:family="paragraph" style:parent-style-name="Europass_5f_SectionDetails" style:default-outline-level="1" style:master-page-name="">
      <loext:graphic-properties draw:fill="none" draw:fill-color="#cfe7f5"/>
      <style:paragraph-properties fo:margin-top="0in" fo:margin-bottom="0in" loext:contextual-spacing="false" fo:line-height="100%" style:page-number="auto" fo:background-color="transparent" style:shadow="none">
        <style:tab-stops/>
        <style:drop-cap/>
      </style:paragraph-properties>
      <style:text-properties fo:color="#3f3a38"/>
    </style:style>
    <style:style style:name="CV_20_Major" style:display-name="CV Major" style:family="paragraph" style:parent-style-name="Standard" style:class="extra">
      <style:paragraph-properties fo:margin-left="0.0783in" fo:margin-right="0.0783in" fo:margin-top="0in" fo:margin-bottom="0in" loext:contextual-spacing="false" fo:text-indent="0in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in" fo:margin-right="0.1965in" fo:margin-top="0.0193in" fo:margin-bottom="0in" loext:contextual-spacing="false" fo:line-height="100%" fo:text-indent="0in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0783in" fo:margin-right="0.0783in" fo:margin-top="0in" fo:margin-bottom="0in" loext:contextual-spacing="false" fo:text-align="end" style:justify-single-word="false" fo:text-indent="0in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in" fo:margin-right="0in" fo:margin-top="0in" fo:margin-bottom="0in" loext:contextual-spacing="false" fo:text-indent="0in" style:auto-text-indent="false" fo:background-color="transparent" fo:padding="0in" fo:border="none" style:shadow="none" style:join-border="false"/>
      <style:text-properties fo:color="#17ace6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_5f_ECV_5f_Attachment" style:display-name="_ECV_Attachment" style:family="paragraph" style:parent-style-name="Europass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1.9689in" style:type="center"/>
          <style:tab-stop style:position="3.5437in" style:type="center"/>
          <style:tab-stop style:position="7.0874in" style:type="right"/>
        </style:tab-stops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161in" fo:margin-bottom="0in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1.9689in" style:type="right"/>
          <style:tab-stop style:position="7.0866in"/>
        </style:tab-stops>
      </style:paragraph-properties>
      <style:text-properties fo:color="#1593cb" style:font-name="Arial1" fo:font-family="Arial" style:font-style-name="Regular" style:font-family-generic="swiss" style:font-pitch="variable" fo:letter-spacing="-0.0043in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in" fo:margin-bottom="0in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043in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Europass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in" fo:margin-right="0.1965in" fo:margin-top="0in" fo:margin-bottom="0in" loext:contextual-spacing="false" fo:line-height="100%" fo:text-align="center" style:justify-single-word="false" fo:text-indent="0in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043in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style:font-name="Arial1" fo:font-family="Arial" style:font-style-name="Regular" style:font-family-generic="swiss" style:font-pitch="variable" fo:font-size="7.5pt" fo:letter-spacing="-0.0043in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in" fo:margin-bottom="0in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0783in" fo:margin-bottom="0in" loext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0398in" fo:margin-bottom="0in" loext:contextual-spacing="false"/>
    </style:style>
    <style:style style:name="_5f_ECV_5f_OccupationalFieldHeadingPersonal" style:display-name="_ECV_OccupationalFieldHeadingPersonal" style:family="paragraph" style:parent-style-name="_5f_ECV_5f_LeftHeading" style:class="extra">
      <style:paragraph-properties fo:margin-top="0.0161in" fo:margin-bottom="0in" loext:contextual-spacing="false"/>
      <style:text-properties fo:color="#0e4194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0398in" fo:margin-bottom="0in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0591in" fo:margin-bottom="0in" loext:contextual-spacing="false"/>
      <style:text-properties fo:color="#1593cb" fo:letter-spacing="-0.0043in"/>
    </style:style>
    <style:style style:name="_5f_ECV_5f_Next_5f_Pages_5f_Paragraph" style:display-name="_ECV_Next_Pages_Paragraph" style:family="paragraph" style:parent-style-name="_5f_ECV_5f_First_5f_Page_5f_Paragraph" style:class="extra">
      <style:paragraph-properties fo:margin-top="0.1063in" fo:margin-bottom="0in" loext:contextual-spacing="false" fo:text-align="end" style:justify-single-word="false" style:vertical-align="auto">
        <style:tab-stops>
          <style:tab-stop style:position="1.9492in"/>
          <style:tab-stop style:position="7.1874in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in" fo:margin-right="0in" fo:margin-top="0in" fo:margin-bottom="0in" loext:contextual-spacing="false" fo:text-align="end" style:justify-single-word="false" fo:text-indent="0in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Pages_5f_Paragraph" style:display-name="_ESP_Pages_Paragraph" style:family="paragraph" style:parent-style-name="_5f_ECV_5f_Next_5f_Pages_5f_Paragraph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6028in" style:type="center"/>
          <style:tab-stop style:position="7.205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6028in" style:type="center"/>
          <style:tab-stop style:position="7.2055in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5f_5f_numbered_5f_5f_5f_list" style:display-name="europass_5f_numbered_5f_list" style:family="paragraph" style:parent-style-name="Europass_5f_SectionDetails" style:class="list"/>
    <style:style style:name="europass_5f_5f_5f_bulleted_5f_5f_5f_list" style:display-name="europass_5f_bulleted_5f_list" style:family="paragraph" style:parent-style-name="Europass_5f_SectionDetails" style:class="list"/>
    <style:style style:name="europass_5f_paragraph_5f_indented" style:display-name="europass_paragraph_indented" style:family="paragraph" style:parent-style-name="Europass_5f_SectionDetails" style:class="text">
      <style:paragraph-properties fo:margin-left="0.3937in" fo:margin-right="0in" fo:text-indent="0in" style:auto-text-indent="false"/>
    </style:style>
    <style:style style:name="europass_5f_paragraph_5f_indent1" style:display-name="europass_paragraph_indent1" style:family="paragraph" style:parent-style-name="Europass_5f_SectionDetails" style:class="text" style:master-page-name="">
      <style:paragraph-properties fo:margin-left="0.3937in" fo:margin-right="0in" fo:text-indent="0in" style:auto-text-indent="false" style:page-number="auto"/>
    </style:style>
    <style:style style:name="europass_5f_paragraph_5f_indent2" style:display-name="europass_paragraph_indent2" style:family="paragraph" style:parent-style-name="Europass_5f_SectionDetails" style:class="text">
      <style:paragraph-properties fo:margin-left="0.7874in" fo:margin-right="0in" fo:text-indent="0in" style:auto-text-indent="false"/>
    </style:style>
    <style:style style:name="europass_5f_paragraph_5f_indent3" style:display-name="europass_paragraph_indent3" style:family="paragraph" style:parent-style-name="Europass_5f_SectionDetails" style:class="text">
      <style:paragraph-properties fo:margin-left="1.1811in" fo:margin-right="0in" fo:text-indent="0in" style:auto-text-indent="false"/>
    </style:style>
    <style:style style:name="europass_5f_paragraph_5f_align_5f_justify" style:display-name="europass_paragraph_align_justify" style:family="paragraph" style:parent-style-name="Europass_5f_SectionDetails" style:class="text">
      <style:paragraph-properties fo:text-align="justify" style:justify-single-word="false"/>
    </style:style>
    <style:style style:name="europass_5f_paragraph_5f_indent1_5f_justify" style:display-name="europass_paragraph_indent1_justify" style:family="paragraph" style:parent-style-name="Europass_5f_SectionDetails" style:class="text" style:master-page-name="">
      <style:paragraph-properties fo:margin-left="0.3937in" fo:margin-right="0in" fo:text-align="justify" style:justify-single-word="false" fo:text-indent="0in" style:auto-text-indent="false" style:page-number="auto"/>
    </style:style>
    <style:style style:name="europass_5f_paragraph_5f_indent2_5f_justify" style:display-name="europass_paragraph_indent2_justify" style:family="paragraph" style:parent-style-name="Europass_5f_SectionDetails" style:class="text">
      <style:paragraph-properties fo:margin-left="0.7874in" fo:margin-right="0in" fo:text-align="justify" style:justify-single-word="false" fo:text-indent="0in" style:auto-text-indent="false"/>
    </style:style>
    <style:style style:name="europass_5f_paragraph_5f_indent3_5f_justify" style:display-name="europass_paragraph_indent3_justify" style:family="paragraph" style:parent-style-name="Europass_5f_SectionDetails" style:class="text">
      <style:paragraph-properties fo:margin-left="1.1811in" fo:margin-right="0in" fo:text-align="justify" style:justify-single-word="false" fo:text-indent="0in" style:auto-text-indent="false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043in" fo:background-color="transparent" style:font-size-asian="9pt" style:font-size-complex="9pt"/>
    </style:style>
    <style:style style:name="Europass_5f_Text_5f_Subscript" style:display-name="Europass_Text_Subscript" style:family="text">
      <style:text-properties style:text-position="sub 58%"/>
    </style:style>
    <style:style style:name="Europass_5f_Text_5f_Superscript" style:display-name="Europass_Text_Superscript" style:family="text">
      <style:text-properties style:text-position="super 58%"/>
    </style:style>
    <style:style style:name="Europass_5f_Text_5f_Bold" style:display-name="Europass_Text_Bold" style:family="text">
      <style:text-properties style:font-name="Arial" fo:font-family="Arial" style:font-family-generic="swiss" style:font-pitch="variable" fo:font-weight="bold"/>
    </style:style>
    <style:style style:name="Europass_5f_Text_5f_Underline" style:display-name="Europass_Text_Underline" style:family="text">
      <style:text-properties style:font-name="Arial" fo:font-family="Arial" style:font-family-generic="swiss" style:font-pitch="variable" style:text-underline-style="solid" style:text-underline-width="auto" style:text-underline-color="font-color"/>
    </style:style>
    <style:style style:name="Europass_5f_Text_5f_Italics" style:display-name="Europass_Text_Italics" style:family="text">
      <style:text-properties style:font-name="Arial" fo:font-family="Arial" style:font-family-generic="swiss" style:font-pitch="variable" fo:font-style="italic"/>
    </style:style>
    <style:style style:name="Europass_5f_Text_5f_Bold_5f_And_5f_Underline" style:display-name="Europass_Text_Bold_And_Underline" style:family="text">
      <style:text-properties style:font-name="Arial" fo:font-family="Arial" style:font-family-generic="swiss" style:font-pitch="variable" style:text-underline-style="solid" style:text-underline-width="auto" style:text-underline-color="font-color" fo:font-weight="bold"/>
    </style:style>
    <style:style style:name="Europass_5f_Text_5f_Bold_5f_And_5f_Italics" style:display-name="Europass_Text_Bold_And_Italics" style:family="text">
      <style:text-properties style:font-name="Arial" fo:font-family="Arial" style:font-family-generic="swiss" style:font-pitch="variable" fo:font-style="italic" fo:font-weight="bold"/>
    </style:style>
    <style:style style:name="Europass_5f_Text_5f_Bold_5f_And_5f_Underline_5f_And_5f_Italics" style:display-name="Europass_Text_Bold_And_Underline_And_Italics" style:family="text">
      <style:text-properties style:font-name="Arial" fo:font-family="Arial" style:font-family-generic="swiss" style:font-pitch="variable" fo:font-style="italic" style:text-underline-style="solid" style:text-underline-width="auto" style:text-underline-color="font-color" fo:font-weight="bold"/>
    </style:style>
    <style:style style:name="Europass_5f_Text_5f_Underline_5f_And_5f_Italics" style:display-name="Europass_Text_Underline_And_Italics" style:family="text">
      <style:text-properties style:font-name="Arial" fo:font-family="Arial" style:font-family-generic="swiss" style:font-pitch="variable" fo:font-style="italic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5.2319in" fo:min-height="0.0984in" text:anchor-type="paragraph" svg:x="0in" svg:y="0in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BlueBox" style:family="graphic" style:parent-style-name="Graphics">
      <style:graphic-properties svg:width="0.102in" svg:height="0.0984in" text:anchor-type="as-char" svg:x="2.5717in" svg:y="0.1965in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BlueBoxLine" style:family="graphic" style:parent-style-name="Graphics">
      <style:graphic-properties svg:width="5.2362in" svg:height="0.0984in" text:anchor-type="as-char" svg:x="0.002in" svg:y="-0.0984in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ContactIcon" style:family="graphic" style:parent-style-name="Graphics">
      <style:graphic-properties svg:width="0.102in" fo:min-height="0.128in" text:anchor-type="char" svg:x="0in" svg:y="0.0075in" fo:margin-left="0in" fo:margin-right="0.0783in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in"/>
      </style:graphic-properties>
    </style:style>
    <style:style style:name="_2d_CV_20_Icons" style:display-name="-CV Icons" style:family="graphic" style:parent-style-name="Graphics">
      <style:graphic-properties svg:width="0.0898in" svg:height="0.1339in" text:anchor-type="paragraph" svg:x="0in" svg:y="0in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europass_5f_numbered_5f_list" style:display-name="europass_numbered_list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in" fo:text-indent="-0.15in" fo:margin-left="0.1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5in" fo:text-indent="-0.15in" fo:margin-left="0.4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15in" fo:margin-left="0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in" fo:text-indent="-0.15in" fo:margin-left="1.0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in" fo:text-indent="-0.15in" fo:margin-left="1.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</text:list-level-style-number>
    </text:list-style>
    <text:list-style style:name="europass_5f_5f_5f_bulleted_5f_5f_5f_list" style:display-name="europass_5f_bulleted_5f_list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0.15in" fo:text-indent="-0.15in" fo:margin-left="0.15in"/>
        </style:list-level-properties>
        <style:text-properties fo:font-family="'Segoe UI'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fo:font-family="'Segoe UI'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45in" fo:text-indent="-0.15in" fo:margin-left="0.45in"/>
        </style:list-level-properties>
        <style:text-properties fo:font-family="'Segoe UI'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fo:font-family="'Segoe UI'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15in" fo:margin-left="0.75in"/>
        </style:list-level-properties>
        <style:text-properties fo:font-family="'Segoe UI'"/>
      </text:list-level-style-bullet>
      <text:list-level-style-bullet text:level="6" text:style-name="Bullet_20_Symbols" text:bullet-char="▫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fo:font-family="'Segoe UI'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15in" fo:margin-left="1.05in"/>
        </style:list-level-properties>
        <style:text-properties fo:font-family="'Segoe UI'"/>
      </text:list-level-style-bullet>
      <text:list-level-style-bullet text:level="8" text:style-name="Bullet_20_Symbols" text:bullet-char="▫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fo:font-family="'Segoe UI'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35in" fo:text-indent="-0.15in" fo:margin-left="1.35in"/>
        </style:list-level-properties>
        <style:text-properties fo:font-family="'Segoe UI'"/>
      </text:list-level-style-bullet>
      <text:list-level-style-bullet text:level="10" text:style-name="Bullet_20_Symbols" text:bullet-char="▫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fo:font-family="'Segoe UI'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_5f_ECV_5f_First_5f_Page_5f_Paragraph">
      <style:paragraph-properties fo:margin-top="0.2283in" fo:margin-bottom="0in" loext:contextual-spacing="false"/>
    </style:style>
    <style:style style:name="MP2" style:family="paragraph" style:parent-style-name="Footer">
      <style:paragraph-properties fo:text-align="start" style:justify-single-word="false" style:text-autospace="none">
        <style:tab-stops>
          <style:tab-stop style:position="1.9689in"/>
          <style:tab-stop style:position="7.2047in" style:type="right"/>
        </style:tab-stops>
      </style:paragraph-properties>
      <style:text-properties fo:color="#26b4ea" style:font-name="ArialMT" fo:font-size="7pt" style:font-name-asian="ArialMT" style:font-size-asian="7pt" style:font-name-complex="ArialMT" style:font-size-complex="7pt"/>
    </style:style>
    <style:style style:name="MP3" style:family="paragraph" style:parent-style-name="_5f_ESP_5f_Pages_5f_Paragraph">
      <style:paragraph-properties fo:margin-top="0.1063in" fo:margin-bottom="0.1575in" loext:contextual-spacing="false"/>
    </style:style>
    <style:style style:name="MT1" style:family="text">
      <style:text-properties fo:color="#1593cb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variant="normal" fo:text-transform="none" style:font-name="Arial" fo:font-size="10pt" style:font-size-asian="10pt" style:font-size-complex="10pt"/>
    </style:style>
    <style:style style:name="MT4" style:family="text">
      <style:text-properties fo:color="#0e4194" style:font-name="Arial" fo:font-size="8pt" style:font-size-asian="8pt" style:font-size-complex="8pt"/>
    </style:style>
    <style:style style:name="MT5" style:family="text">
      <style:text-properties fo:color="#1593cb" style:font-name="Arial" fo:font-size="7pt" style:font-size-asian="7pt" style:font-size-complex="7pt"/>
    </style:style>
    <style:style style:name="MT6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72in" fo:margin-bottom="0.4335in" fo:margin-left="0.5902in" fo:margin-right="0.472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8661in" fo:margin-left="0in" fo:margin-right="0in" fo:margin-bottom="0.3543in" style:shadow="none" fo:background-color="transparent" style:dynamic-spacing="false" draw:fill="none" draw:fill-color="#cfe7f5"/>
      </style:header-style>
      <style:footer-style>
        <style:header-footer-properties svg:height="0.5902in" fo:margin-left="0in" fo:margin-right="0in" fo:margin-top="0.3937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472in" fo:margin-bottom="0.4335in" fo:margin-left="0.5902in" fo:margin-right="0.472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5902in" fo:margin-bottom="0.4335in" fo:margin-left="0.5902in" fo:margin-right="0.472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516in" fo:margin-left="0in" fo:margin-right="0in" fo:margin-bottom="0.2362in" fo:background-color="transparent" style:dynamic-spacing="false" draw:fill="none" draw:fill-color="#cfe7f5"/>
      </style:header-style>
      <style:footer-style>
        <style:header-footer-properties svg:height="0.5902in" fo:margin-left="0in" fo:margin-right="0in" fo:margin-top="0.3937in" style:dynamic-spacing="false"/>
      </style:footer-style>
    </style:page-layout>
    <style:page-layout style:name="Mpm4">
      <style:page-layout-properties fo:page-width="8.2681in" fo:page-height="11.6929in" style:num-format="1" style:print-orientation="portrait" fo:margin-top="0.472in" fo:margin-bottom="0.4335in" fo:margin-left="0.5902in" fo:margin-right="0.5902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8661in" fo:margin-left="0in" fo:margin-right="0in" fo:margin-bottom="0.3543in" fo:background-color="transparent" style:dynamic-spacing="false" draw:fill="none" draw:fill-color="#cfe7f5"/>
      </style:header-style>
      <style:footer-style>
        <style:header-footer-properties svg:height="0.6299in" fo:margin-left="0in" fo:margin-right="0in" fo:margin-top="0.4335in" style:dynamic-spacing="false"/>
      </style:footer-style>
    </style:page-layout>
  </office:automatic-styles>
  <office:master-styles>
    <style:master-page style:name="Standard" style:page-layout-name="Mpm1" style:next-style-name="_5f_ECV_5f_Next_5f_Pages">
      <style:header>
        <text:p text:style-name="MP1"><draw:frame draw:style-name="Mfr1" draw:name="graphics1" text:anchor-type="paragraph" svg:width="1.7681in" svg:height="0.5075in" draw:z-index="3"><draw:image xlink:href="Pictures/100002010000021300000095B6684620A19FF120.png" xlink:type="simple" xlink:show="embed" xlink:actuate="onLoad"/><svg:title>Europass logo</svg:title></draw:frame> <text:tab/>Curriculum vitae</text:p>
      </style:header>
      <style:header-left>
        <text:p text:style-name="Header"/>
      </style:header-left>
      <style:footer>
        <text:p text:style-name="MP2"><text:span text:style-name="MT1">27/6/16</text:span> <text:tab/> <text:span text:style-name="MT1">© European Union, 2002-2015 | http://europass.cedefop.europa.eu<text:tab/>Page </text:span><text:span text:style-name="MT1"><text:page-number text:select-page="current">1</text:page-number></text:span><text:span text:style-name="MT1"> / </text:span><text:span text:style-name="MT1"><text:page-count>3</text:page-count></text:span></text:p>
      </style:footer>
    </style:master-page>
    <style:master-page style:name="First_20_Page" style:display-name="First Page" style:page-layout-name="Mpm2" style:next-style-name="Standard"/>
    <style:master-page style:name="_5f_ECV_5f_First_5f_Page" style:display-name="_ECV_First_Page" style:page-layout-name="Mpm1" style:next-style-name="_5f_ECV_5f_Next_5f_Pages">
      <style:header>
        <text:p text:style-name="MP1"><draw:frame draw:style-name="Mfr1" draw:name="Bildo1" text:anchor-type="paragraph" svg:width="1.7681in" svg:height="0.5075in" draw:z-index="0"><draw:image xlink:href="Pictures/1000020100000213000000956C03E3BD62BDD458.png" xlink:type="simple" xlink:show="embed" xlink:actuate="onLoad"/><svg:title>Europass logo</svg:title></draw:frame> <text:tab/>Curriculum vitae</text:p>
      </style:header>
      <style:header-left>
        <text:p text:style-name="Header"/>
      </style:header-left>
      <style:footer>
        <text:p text:style-name="MP2"><text:span text:style-name="MT1">27/6/16</text:span> <text:tab/> <text:span text:style-name="MT1">© European Union, 2002-2015 | http://europass.cedefop.europa.eu<text:tab/>Page</text:span><text:span text:style-name="MT1"> </text:span><text:span text:style-name="MT1"><text:page-number text:select-page="current">0</text:page-number></text:span><text:span text:style-name="MT1"> / </text:span><text:span text:style-name="MT1"><text:page-count>3</text:page-count></text:span></text:p>
      </style:footer>
    </style:master-page>
    <style:master-page style:name="_5f_ECV_5f_First_5f_Page_5f_After_5f_CL" style:display-name="_ECV_First_Page_After_CL" style:page-layout-name="Mpm1" style:next-style-name="_5f_ECV_5f_Next_5f_Pages">
      <style:header>
        <text:p text:style-name="MP1"><text:s/><text:tab/>Curriculum vitae</text:p>
      </style:header>
      <style:footer>
        <text:p text:style-name="MP2"><text:span text:style-name="MT1">27/6/16</text:span> <text:tab/> <text:span text:style-name="MT1">© European Union, 2002-2015 | http://europass.cedefop.europa.eu<text:tab/>Page</text:span><text:span text:style-name="MT1"> </text:span><text:span text:style-name="MT1"><text:page-number text:select-page="current">0</text:page-number></text:span><text:span text:style-name="MT1"> / </text:span><text:span text:style-name="MT1"><text:page-count>3</text:page-count></text:span></text:p>
      </style:footer>
    </style:master-page>
    <style:master-page style:name="_5f_ECV_5f_Next_5f_Pages" style:display-name="_ECV_Next_Pages" style:page-layout-name="Mpm3">
      <style:header>
        <text:p text:style-name="_5f_ECV_5f_Next_5f_Pages_5f_Paragraph"><draw:frame draw:style-name="Mfr1" draw:name="graphics9" text:anchor-type="paragraph" svg:width="1.0866in" svg:height="0.3154in" draw:z-index="2"><draw:image xlink:href="Pictures/100002010000017A0000006A84AE76B611C7EB78.png" xlink:type="simple" xlink:show="embed" xlink:actuate="onLoad"/><svg:title>Europass logo</svg:title></draw:frame> <text:tab/><text:span text:style-name="MT2">Curriculum vitae<text:tab/></text:span> <text:span text:style-name="MT3">Carlos Saport Tomás</text:span></text:p>
      </style:header>
      <style:footer>
        <text:p text:style-name="MP2"><text:span text:style-name="MT1">27/6/16</text:span> <text:tab/> <text:span text:style-name="MT1">© European Union, 2002-2015 | http://europass.cedefop.europa.eu <text:tab/>Page</text:span> <text:span text:style-name="MT1"><text:page-number text:select-page="current">3</text:page-number></text:span> <text:span text:style-name="MT1">/ </text:span><text:span text:style-name="MT1"><text:page-count>3</text:page-count></text:span></text:p>
      </style:footer>
    </style:master-page>
    <style:master-page style:name="_5f_ESP_5f_Pages" style:display-name="_ESP_Pages" style:page-layout-name="Mpm4">
      <style:header>
        <text:p text:style-name="MP3"><draw:frame draw:style-name="Mfr1" draw:name="graphics4" text:anchor-type="paragraph" svg:width="1.7681in" svg:height="0.5118in" draw:z-index="0"><draw:image xlink:href="Pictures/100002010000021300000095D0862B0450D8F04C.png" xlink:type="simple" xlink:show="embed" xlink:actuate="onLoad"/><svg:title>Europass logo</svg:title></draw:frame><text:tab/><text:span text:style-name="MT2">European skills passport<text:line-break/> </text:span><text:span text:style-name="MT4">Carlos Saport Tomás</text:span></text:p>
      </style:header>
      <style:footer>
        <text:p text:style-name="Footer_20_left"><text:span text:style-name="MT5">27/6/16</text:span><text:tab/> <text:span text:style-name="MT5">© European Union, 2002-2015 | http://europass.cedefop.europa.eu <text:tab/>Page</text:span> <text:span text:style-name="MT5"><text:page-number text:select-page="current">0</text:page-number></text:span> <text:span text:style-name="MT5">/ </text:span><text:span text:style-name="MT5"><text:page-count>3</text:page-count></text:span><text:span text:style-name="MT5"><text:tab/><text:tab/></text:span><text:span text:style-name="MT6"> 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9T00:00:00.000Z</meta:creation-date>
    <dc:date>2016-06-27T15:22:47.660Z</dc:date>
    <meta:generator>LibreOffice/5.1.3.2$Linux_X86_64 LibreOffice_project/10m0$Build-2</meta:generator>
    <dc:description>Carlos Saport Tomás Europass CV</dc:description>
    <meta:keyword>Europass, CV, Cedefop</meta:keyword>
    <dc:subject>Carlos Saport Tomás Europass CV</dc:subject>
    <dc:title>CV-Europass-20160627-SaportTomás-EN.odt</dc:title>
    <dc:creator>Carlos Saport Tomás</dc:creator>
    <dc:europassLogo>true</dc:europassLogo>
    <meta:document-statistic meta:table-count="20" meta:image-count="10" meta:object-count="0" meta:page-count="3" meta:paragraph-count="125" meta:word-count="406" meta:character-count="3674" meta:non-whitespace-character-count="3189"/>
    <meta:user-defined meta:name="Editor">Carlos Saport Tomás</meta:user-defined>
    <meta:user-defined meta:name="Owner">Carlos Saport Tomás</meta:user-defined>
  </office:meta>
</office:document-meta>
</file>